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Heading_20_1">
      <style:paragraph-properties fo:text-align="center" style:justify-single-word="false"/>
    </style:style>
    <style:style style:name="P10" style:family="paragraph" style:parent-style-name="Title" style:master-page-name="Standard">
      <style:paragraph-properties fo:text-align="start" style:justify-single-word="false" style:page-number="1"/>
      <style:text-properties fo:font-size="25pt" fo:font-weight="bold" style:font-size-asian="25pt" style:font-weight-asian="bold" style:font-size-complex="25pt"/>
    </style:style>
    <style:style style:name="T1" style:family="text">
      <style:text-properties fo:font-size="8pt" style:font-size-asian="8pt" style:font-size-complex="8pt"/>
    </style:style>
    <style:style style:name="T2" style:family="text">
      <style:text-properties fo:font-size="13pt" style:text-underline-style="solid" style:text-underline-width="auto" style:text-underline-color="font-color" fo:font-weight="bold" style:font-size-asian="13pt" style:font-weight-asian="bold" style:font-size-complex="13pt"/>
    </style:style>
    <style:style style:name="T3" style:family="text">
      <style:text-properties fo:color="#00ffff" fo:font-weight="bold" style:font-weight-asian="bold"/>
    </style:style>
    <style:style style:name="T4" style:family="text">
      <style:text-properties fo:color="#00ff00" fo:font-weight="bold" style:font-weight-asian="bold"/>
    </style:style>
    <style:style style:name="T5" style:family="text">
      <style:text-properties fo:color="#ff9900" fo:font-weight="bold" style:font-weight-asian="bold"/>
    </style:style>
    <style:style style:name="T6" style:family="text">
      <style:text-properties fo:color="#ff0000" fo:font-weight="bold" style:font-weight-asian="bold"/>
    </style:style>
    <style:style style:name="T7" style:family="text">
      <style:text-properties fo:font-weight="bold" style:font-weight-asian="bold"/>
    </style:style>
    <style:style style:name="T8" style:family="text">
      <style:text-properties fo:color="#1155cc" style:text-underline-style="solid" style:text-underline-width="auto" style:text-underline-color="font-color"/>
    </style:style>
    <style:style style:name="T9" style:family="text">
      <style:text-properties fo:color="#1155cc" style:text-underline-style="solid" style:text-underline-width="auto" style:text-underline-color="font-color" fo:font-weight="bold" style:font-weight-asian="bold"/>
    </style:style>
    <style:style style:name="T10" style:family="text">
      <style:text-properties style:text-underline-style="none"/>
    </style:style>
    <style:style style:name="T1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72nh52ar0kue"/></text:p>
      <text:p text:style-name="P9"><text:bookmark text:name="_4sahsokppvu2"/>Bloatrager: A Mini-guide to Pathfinder’s Weirdest Dedicated Caster</text:p>
      <text:p text:style-name="P1"/>
      <text:p text:style-name="P1"/>
      <text:p text:style-name="P1"/>
      <text:p text:style-name="P1"/>
      <text:p text:style-name="P1"/>
      <text:p text:style-name="P1"/>
      <text:p text:style-name="P1"/>
      <text:p text:style-name="P1"/>
      <text:p text:style-name="P2"/>
      <text:p text:style-name="P3"><text:span text:style-name="T1">I decided not to put the official art for the Bloatmage class here</text:span></text:p>
      <text:p text:style-name="P2"/>
      <text:p text:style-name="P3"><text:span text:style-name="T1">You’re welcome</text:span></text:p>
      <text:p text:style-name="P2"/>
      <text:p text:style-name="P1"/>
      <text:p text:style-name="P1"/>
      <text:p text:style-name="P1"/>
      <text:p text:style-name="P1"/>
      <text:p text:style-name="P1"/>
      <text:p text:style-name="P1"><text:soft-page-break/></text:p>
      <text:p text:style-name="P1"/>
      <text:p text:style-name="P1"/>
      <text:p text:style-name="Heading_20_2"><text:bookmark text:name="_2ov370wn0lwv"/><text:span text:style-name="T2">Special Thanks and Housekeeping</text:span></text:p>
      <text:p text:style-name="Standard"/>
      <text:p text:style-name="Standard">Credit to Treantmonk, who must be mentioned at least once in every Pathfinder guide lest a dreadful curse befall its author and its readers, for the color-coded rating system (<text:span text:style-name="T3">blue</text:span> &gt; <text:span text:style-name="T4">green</text:span> &gt; <text:span text:style-name="T5">yellow</text:span> &gt; <text:span text:style-name="T6">red</text:span>; <text:span text:style-name="T7">black</text:span> means we don’t qualify or it doesn’t function)</text:p>
      <text:p text:style-name="Standard"/>
      <text:p text:style-name="Standard">Thanks to everyone who gave feedback and contributed ideas on the <text:a xlink:type="simple" xlink:href="https://www.reddit.com/r/Pathfinder_RPG/comments/tsrnqu/bloatrager_playing_a_bloodrager_like_a_full_caster" text:style-name="ListLabel_20_28" text:visited-style-name="ListLabel_20_28"><text:span text:style-name="T8">original reddit post</text:span></text:a>, especially u/Slow-Management-4462, u/awbattles, and u/covert_operator100</text:p>
      <text:p text:style-name="Standard"/>
      <text:p text:style-name="Standard">If you have any insight that I’ve missed, or if you’ve played a Bloatrager and would be kind enough to tell me how it worked in practice, you can message me on reddit at u/goforturtles or email me at eppeterson96 at gmail</text:p>
      <text:p text:style-name="Standard"/>
      <text:p text:style-name="Standard">If you like this guide, please consider supporting me on <text:a xlink:type="simple" xlink:href="https://ko-fi.com/J3J3CUZE" text:style-name="ListLabel_20_28" text:visited-style-name="ListLabel_20_28"><text:span text:style-name="T8">ko-fi</text:span></text:a></text:p>
      <text:p text:style-name="Heading_20_2"><text:bookmark text:name="_4ohfzexyb5lq"/><text:span text:style-name="T2">Introduction</text:span></text:p>
      <text:p text:style-name="Standard"/>
      <text:p text:style-name="Standard">I’m here to ask you a question: Can a half-caster class like Bloodrager make a viable build by focusing almost exclusively on spells? No, says the man in Nantambu, they won’t have enough spell slots. No, says the man in Absalom, they won’t be able to cast high-level spells. No, says the man in Korvosa, their save DCs will be too low. I rejected those answers. Instead, I chose something different. I chose the impossible. I chose Bloatrager</text:p>
      <text:p text:style-name="Standard"/>
      <text:p text:style-name="Standard">… That was a Bioshock reference by the way, in case you thought I was really just that pretentious. Anyway, Bloatrager is a simple build that attempts to correct all three of those problems, while having some unique benefits of its own. In many ways it plays completely unlike any other dedicated caster in the game</text:p>
      <text:p text:style-name="Standard"/>
      <text:p text:style-name="Standard">In a nutshell, the Bloatrager build is a half-caster that gains a pool it can use to add metamagic to its spells, another pool it can use to get extra spell slots, and a third pool it can use to enhance spell DCs - and it just so happens that that last pool is also our HP. Bloatragers can go nova earlier and harder than most other casters, but once they’ve burned through their going-nova-points they won’t have as much left</text:p>
      <text:p text:style-name="Standard"/>
      <text:p text:style-name="Standard">I think of this build more as a fun curiosity than an optimal playstyle, similar to <text:a xlink:type="simple" xlink:href="https://docs.google.com/document/d/1G1oa8hQif08qqRdEyMnDVVFAoBN_53uhNcJc4wArQxs/edit#" text:style-name="ListLabel_20_28" text:visited-style-name="ListLabel_20_28"><text:span text:style-name="T8">TristanTheViking and Cartmanbeck’s Iron Caster build</text:span></text:a> or <text:a xlink:type="simple" xlink:href="https://docs.google.com/document/d/1XqcFr980WIYJSmk7n68ZV1mVL50vCgrJy4ZDdRPWaIU/edit" text:style-name="ListLabel_20_28" text:visited-style-name="ListLabel_20_28"><text:span text:style-name="T8">platinumCheesecake’s Counter Savant</text:span></text:a>. If you’re here for the most minmaxed optimized powergamey spellcaster in all of Pathfinder, I doubt you’ll find it. But if you want an interesting and unique new way to play the game, Bloatrager may be for you</text:p>
      <text:p text:style-name="Standard"><text:soft-page-break/></text:p>
      <text:p text:style-name="Standard">The three ingredients we’ll be mixing into our scrumptuous soup are the following:</text:p>
      <text:p text:style-name="Standard"/>
      <text:p text:style-name="Standard"><text:span text:style-name="T7">The </text:span><text:a xlink:type="simple" xlink:href="https://www.d20pfsrd.com/classes/hybrid-classes/bloodrager/archetypes/paizo-bloodrager-archetypes/metamagic-rager" text:style-name="ListLabel_20_29" text:visited-style-name="ListLabel_20_29"><text:span text:style-name="T9">Metamagic Rager</text:span></text:a><text:span text:style-name="T7"> Archetype</text:span></text:p>
      <text:p text:style-name="Standard"/>
      <text:p text:style-name="Standard">Starting at level 5, this archetype lets us cast any spell we know with any metamagic we know by using a number of bloodrage rounds equal to twice what the spell level would’ve been with metamagic, and it doesn’t actually use a higher level spell slot. This is <text:span text:style-name="T7">huge</text:span>. At level 5, we can take our level 1 spell slots and quicken them, maximize them, or heighten them all the way up to level 9, and at that point we’re the only kid on the block that can do any of that. We can’t apply more than 1 metamagic feat using the meta-rage ability, but once we have the actual spell slots we can cast a spell with metamagic the normal way and then stack on additional metamagic with meta-rage. All the archetype asks us to give up is improved uncanny dodge, which is underwhelming anyway so we don’t give a damn</text:p>
      <text:p text:style-name="Standard"/>
      <text:p text:style-name="Standard">This is what makes up for our lack of higher-level spell slots, at least somewhat. It’s going to be our main party trick for the low-to-mid levels and will remain useful the whole way through, though it gets progressively less impressive as the rest of the casters become able to do metamagic just as well as we can</text:p>
      <text:p text:style-name="Standard"/>
      <text:p text:style-name="Standard"><text:span text:style-name="T7">The </text:span><text:a xlink:type="simple" xlink:href="https://www.d20pfsrd.com/feats/general-feats/rage-casting" text:style-name="ListLabel_20_29" text:visited-style-name="ListLabel_20_29"><text:span text:style-name="T9">Rage Casting</text:span></text:a><text:span text:style-name="T7"> Feat</text:span></text:p>
      <text:p text:style-name="Standard"/>
      <text:p text:style-name="Standard">You know how Bloodrager gets d10 hit dice and incentivizes high Constitution to give us even more HP which won’t get a ton of use if we’re hanging back and playing like a squishy caster? With Rage Casting we can now burn through that extra HP to enhance our save DCs, at an exchange rate of 1d6 health for every +1 to DC, up to a maximum of the spell’s level</text:p>
      <text:p text:style-name="Standard"/>
      <text:p text:style-name="Standard">But we can do even more with it. The Heighten Spell metamagic actually increases a spell’s level for all purposes, up to a maximum of 9, and with meta-rage we can use that to cast 9th-level spells despite not having any 9th-level spell slots (or even higher, if we add it to other metamagic; there’s no reason we can’t Heighten a Persistent Ghoul Touch up to 9th level, which would normally require an 11th-level slot). We can then use Rage Casting to add up to +9 to the DC by taking up to 9d6 damage, which can easily give us DCs above 30 as early as level 5</text:p>
      <text:p text:style-name="Standard"/>
      <text:p text:style-name="Standard">Of course, 18+ rounds of rage and 9d6 health for a single spell is a tough price to pay, and DCs above a certain point give diminishing returns anyway since there will always be a minimum 5% chance of success unless we pair it with Persistent Spell or a similar effect. But when we absolutely need someone to fail a save, we can make that happen just as well as any full caster</text:p>
      <text:p text:style-name="Standard"/>
      <text:p text:style-name="Standard"><text:span text:style-name="T7">The </text:span><text:a xlink:type="simple" xlink:href="https://www.d20pfsrd.com/classes/prestige-classes/other-paizo/a-b/bloatmage/" text:style-name="ListLabel_20_29" text:visited-style-name="ListLabel_20_29"><text:span text:style-name="T9">Bloatmage</text:span></text:a><text:span text:style-name="T7"> Prestige Class</text:span></text:p>
      <text:p text:style-name="Standard"/>
      <text:p text:style-name="Standard">Starting at level 10, when we get level 3 spells, we can qualify to take levels in Bloatmage. Without taking any of our spellcasting progression away, Bloatmage gives us a pool of blood points that we can use as extra spell slots and a growing stock of surge dice that we can use to refill the pool. To my knowledge, this is the only way in Pathfinder to give a class more spells per day than it’d otherwise have. And since blood points are spent at a rate of 1 point per spell level, they actually do more for us than for most, because we can use metamagic without increasing spell level</text:p>
      <text:p text:style-name="Standard"/>
      <text:p text:style-name="Standard"><text:soft-page-break/>Since blood points carry over from day to day, we can use any leftover surges we have before beddy-bye to try and max out the pool for the following day - we just have to be careful, because if we exceed 2x our Bloatmage level we’ll effectively kill our entire party and then ourselves, which is a pretty suboptimal move, mechanically speaking. We should never surge unless even rolling the highest number on the die wouldn’t put us past that point. If we make use of the exsanguination technique we can reduce the number on the die by 1 to avoid it, but since that gives a -2 Constitution penalty we should save it for those end-of-day surges. That way, if we need to take advantage of it, we can just not put on the leeches in the morning and the penalty will instantly disappear. If we have to, we can also burn a couple blood points at the end of the day before we surge (ideally by using them to recharge spell storing items) just to make sure we’re not at risk of going over our limit</text:p>
      <text:p text:style-name="Standard"/>
      <text:p text:style-name="Standard">The main drawback of Bloatmage is a total -20 to land speed, which is meant to encourage us to fly and teleport everywhere like a proper all-powerful mage rather than walk like a peon. The first -10 comes from the Bloatmage Initiate feat which we’ll need to qualify for the PrC, but the second doesn’t hit us until at least level 17. Thanks to the fast movement feature from Bloodrager we’ll still have the default speed of 30 until that point, and even after we’ll have a relatively respectable speed of 20. If we’re still concerned about movement, some boots of striding and springing, a carpet/wings/broom of flying, or just a mount (by this point, the <text:a xlink:type="simple" xlink:href="https://www.d20pfsrd.com/magic/all-spells/m/mount" text:style-name="ListLabel_20_28" text:visited-style-name="ListLabel_20_28"><text:span text:style-name="T8">Mount</text:span></text:a> spell will last all day) can all help counteract it</text:p>
      <text:p text:style-name="Standard"/>
      <text:p text:style-name="Standard">If by some miracle our Bloatrager finds themself in a campaign that goes to very high levels, I don’t recommend taking the last 2 levels of Bloatmage after the final bloodsurge upgrade, since absorb bloodline just isn’t really worth it. 2 more levels of Bloodrager will usually do more</text:p>
      <text:p text:style-name="Standard"/>
      <text:p text:style-name="Heading_20_2"><text:bookmark text:name="_feao3axlmo63"/><text:span text:style-name="T2">Races</text:span></text:p>
      <text:p text:style-name="Standard"/>
      <text:p text:style-name="Standard">Our main concern when picking a race is to get the +1 bloodrage round favored class bonus, which we intend to take every single level so we can use meta-rage more often. That limits us to human, the half-breeds because they’re allowed to take the human FCB, and dwarf. Dwarf gives a penalty to our casting stat and half-orc doesn’t give us many advantages if we’re not playing a more traditional Bloodrager (except maybe the Fire God’s Blessing feat, which isn’t great), so that leaves human and half-elf as the cream of the crop</text:p>
      <text:p text:style-name="Standard"/>
      <text:p text:style-name="Standard">Humans have the same benefits they always do, most notably the bonus feat. We could also trade out the bonus feat along with the extra skill rank every level to get a +2 to any two ability scores instead of just one with the dual talent trait. We don’t have to linger here for long, we all know how solid an option human is</text:p>
      <text:p text:style-name="Standard"/>
      <text:p text:style-name="Standard">Half-elf is arguably even better, though. They get the same option to get +2 to two abilities instead of one with kindred-raised (one of them has to be Charisma, but we wanted that anyway). No bonus feat, but our consolation prize is the half-elf-only spell Paragon Surge, which allows us to choose a different feat every day, for minutes at a time, at the cost of a 3rd-level spell slot. That gives a huge level of flexibility - we could take situational metamagic feats like Aquatic Spell when they’re needed, put Spell Focus/Elemental Focus/Spell Specialization/etc on the specific spell or type of spell we’ll be casting in this specific combat, take Extra Rage to squeeze out a bit more metamagic, temporarily learn any 2 spells with Expanded Arcana, or just try new and wild things every day and see what works</text:p>
      <text:p text:style-name="Standard"/>
      <text:p text:style-name="Heading_20_2"><text:bookmark text:name="_43fo6wfpnj2h"/>The Builds</text:p>
      <text:p text:style-name="Standard"/>
      <text:p text:style-name="Standard">There are 2 broad builds that seem most viable for playing a Bloatrager, mainly distinguished by whether or not we’ll be raging while we cast. I won’t be rating them against each other since they have very different aims and playstyles that can’t really be directly compared</text:p>
      <text:p text:style-name="Standard"/>
      <text:p text:style-name="Standard"><text:span text:style-name="T7">The Flumefire Build</text:span></text:p>
      <text:p text:style-name="Standard"/>
      <text:p text:style-name="Standard">Ability score priority: <text:span text:style-name="T3">Con</text:span> = <text:span text:style-name="T3">Str</text:span> &gt; <text:span text:style-name="T4">Cha</text:span> &gt; <text:span text:style-name="T5">Dex</text:span> = <text:span text:style-name="T5">Wis</text:span> &gt; <text:span text:style-name="T6">Int</text:span></text:p>
      <text:p text:style-name="Standard"><text:soft-page-break/></text:p>
      <text:p text:style-name="Standard">This build is probably the more optimal of the two. It doesn’t function too differently from a standard Bloodrager, and can still do alright in a melee scuffle, it just leans a bit further into spellcasting. It’s really good at blasting, particularly fire, but not as good at other spells, and it won’t be able to use as much metamagic since it relies on being in a bloodrage while casting spells</text:p>
      <text:p text:style-name="Standard"/>
      <text:p text:style-name="Standard">The main reason to cast while raging is the <text:a xlink:type="simple" xlink:href="https://www.d20pfsrd.com/feats/general-feats/flumefire-rage/" text:style-name="ListLabel_20_28" text:visited-style-name="ListLabel_20_28"><text:span text:style-name="T8">Flumefire Rage</text:span></text:a> feat, which does work whether or not we’re raging but is twice as effective and significantly less risky when we are. We’ll be trading most of our bloodline powers for <text:a xlink:type="simple" xlink:href="https://www.d20pfsrd.com/classes/core-classes/sorcerer/bloodlines/bloodline-mutations/" text:style-name="ListLabel_20_28" text:visited-style-name="ListLabel_20_28"><text:span text:style-name="T8">mutations</text:span></text:a> (which are excellent), and since blood piercing and blood intensity function off either Strength or Charisma, and our Strength will be heightened while raging, there’s less reason to max out Charisma (though we still need at least 15 to qualify for Flumefire). We’ll also want good Constitution to get more bloodrage rounds, more HP, and succeed more Fort saves for Flumefire Rage - though we should always have a wand of lesstoration on hand for whenever we fail a save</text:p>
      <text:p text:style-name="Standard"/>
      <text:p text:style-name="Standard">For our bloodline, <text:a xlink:type="simple" xlink:href="https://www.d20pfsrd.com/classes/hybrid-classes/bloodrager/bloodrager-bloodlines/paizo-bloodrager-bloodlines/verdant-bloodrager-bloodline/" text:style-name="ListLabel_20_28" text:visited-style-name="ListLabel_20_28"><text:span text:style-name="T8">Verdant</text:span></text:a> is an extremely appealing option since the fast healing will make Rage Casting less risky and less costly (it scales to fast healing 4 by level 10, which translates to &gt;1 extra die of Rage Casting per turn on average), and that can help make up for our lower Charisma. Alternatively, we could trade away our first-level bloodline power for a <text:a xlink:type="simple" xlink:href="https://www.d20pfsrd.com/classes/core-classes/wizARD/familiar/#Bloodline_Familiars" text:style-name="ListLabel_20_28" text:visited-style-name="ListLabel_20_28"><text:span text:style-name="T8">bloodline familiar</text:span></text:a> and our fourth- and eighth-level powers for bloodline mutations, then take a bloodline like <text:a xlink:type="simple" xlink:href="https://www.d20pfsrd.com/classes/hybrid-classes/bloodrager/bloodrager-bloodlines/paizo-bloodrager-bloodlines/arcane/" text:style-name="ListLabel_20_28" text:visited-style-name="ListLabel_20_28"><text:span text:style-name="T8">Arcane</text:span></text:a> solely for its bonus spells</text:p>
      <text:p text:style-name="Standard"/>
      <text:p text:style-name="Standard">We can combine this build with the <text:a xlink:type="simple" xlink:href="https://www.d20pfsrd.com/classes/hybrid-classes/bloodrager/archetypes/paizo-bloodrager-archetypes/urban-bloodrager-bloodrager-archetype/" text:style-name="ListLabel_20_28" text:visited-style-name="ListLabel_20_28"><text:span text:style-name="T8">Urban Bloodrager</text:span></text:a> archetype to be a bit better at casting but a bit worse at fighting. It loses all DR and reduces the effectiveness of bloodrage, but exchanges blood sanctuary for a much more useful feature called restrained magic which is basically a lesser Selective Spell, and for each point of DR we lose we get to choose a spell from the Bard or Magus list which we now know and can cast. Extra spells known is a big plus by itself, and getting to take a few of the best spells from two other lists makes it even better</text:p>
      <text:p text:style-name="Standard"/>
      <text:p text:style-name="Standard"><text:span text:style-name="T7">The Enlightened Build</text:span></text:p>
      <text:p text:style-name="Standard"/>
      <text:p text:style-name="Standard">Ability score priority: <text:span text:style-name="T3">Cha</text:span> &gt; <text:span text:style-name="T4">Con</text:span> &gt; <text:span text:style-name="T5">Dex</text:span> = <text:span text:style-name="T5">Wis</text:span> &gt; <text:span text:style-name="T6">Int</text:span> = <text:span text:style-name="T6">Str</text:span></text:p>
      <text:p text:style-name="Standard"/>
      <text:p text:style-name="Standard">The <text:a xlink:type="simple" xlink:href="https://www.d20pfsrd.com/classes/hybrid-classes/bloodrager/archetypes/paizo-bloodrager-archetypes/enlightened-bloodrager-bloodrager/" text:style-name="ListLabel_20_28" text:visited-style-name="ListLabel_20_28"><text:span text:style-name="T8">Enlightened Bloodrager</text:span></text:a> archetype massively expands our spellcasting utility and flexibility by granting access to cantrips and adding all Druid spells and all Wizard cantrips to our spell list. In return, it trades away all of our DR and bonus spells and pushes our bloodline powers back by 8 levels. Because our bloodline powers have been modified by an archetype, we’re no longer allowed to trade them out for mutations or a familiar. And since we won’t have bloodline mutations to incentivize Strength while we’re casting, bloodraging at all becomes less appealing, so we’ll probably be better off staying out of melee and saving our bloodrage rounds and HP to augment our spellcasting</text:p>
      <text:p text:style-name="Standard"/>
      <text:p text:style-name="Standard">The best bloodline to take with Enlightened Bloodrager, by which I mean the only bloodline with a 1st-level power that isn’t geared towards melee combat, is <text:a xlink:type="simple" xlink:href="https://www.d20pfsrd.com/classes/hybrid-classes/bloodrager/bloodrager-bloodlines/paizo-bloodrager-bloodlines/hag-bloodrager-bloodline/" text:style-name="ListLabel_20_28" text:visited-style-name="ListLabel_20_28"><text:span text:style-name="T8">Hag</text:span></text:a>, which gives us a pretty nice Charisma-based ranged debuff that we can use in addition to our spells. Since we lost all our bonus spells to the archetype and will be trading most or all of our bonus feats for metamagic or Expanded Arcana, nothing other than the 1st-level power really matters</text:p>
      <text:p text:style-name="Standard"/>
      <text:p text:style-name="Standard">This build plays a bit more like a traditional universalist caster, with the addition of cantrips very much helping us look the part of a proper mage. Being able to pick from the spell list of a full-caster class gives us way more options for utility, buffing, debuffing, crowd control, and even healing. Blasting is still an option too, but the Enlightened Bloatrager is a jack of all trades and a master of none. But with no major melee prowess to fall back on, there’s not much for this build to do until level 4, so it’s not as attractive an option for a character who starts out lower than that</text:p>
      <text:p text:style-name="Standard"/>
      <text:p text:style-name="Heading_20_2"><text:bookmark text:name="_89raek6g4whr"/>Feats</text:p>
      <text:p text:style-name="Standard"/>
      <text:p text:style-name="Standard"><text:soft-page-break/>I’ll only be covering feats that are specifically good for casting with this build. For feats that are good for attacking in melee, there are a number of great Bloodrager guides elsewhere online</text:p>
      <text:p text:style-name="Standard"/>
      <text:p text:style-name="Standard">Metamagic feats are covered separately further down</text:p>
      <text:p text:style-name="Standard"/>
      <text:list xml:id="list3240604599" text:style-name="WWNum1">
        <text:list-item>
          <text:p text:style-name="P5"><text:span text:style-name="T6">Arcane Blast</text:span>: The original arcane blast is casting a spell with a standard action instead of using the same spell slot and action to do less damage</text:p>
        </text:list-item>
        <text:list-item>
          <text:p text:style-name="P5"><text:span text:style-name="T6">Arcane Shield</text:span>: Stone Shield, Wave Shield, and Windy Escape are all first-level immediate action spells that work better than this</text:p>
        </text:list-item>
        <text:list-item>
          <text:p text:style-name="P5"><text:span text:style-name="T5">Arcane Strike</text:span>: If we’re going to still be attacking in melee, this is a nice free damage bonus, but it’s not much more than that</text:p>
          <text:list>
            <text:list-item>
              <text:p text:style-name="P8"><text:span text:style-name="T4">Riving Strike</text:span>: This is probably why we’re taking Arcane Strike. -2 to all saves is a fairly big deal, especially because it also helps the rest of our party. 2 feats is a lot, but taking this route isn’t too bad at all</text:p>
            </text:list-item>
            <text:list-item>
              <text:p text:style-name="P8"><text:span text:style-name="T5">Blooded Arcane Strike</text:span>: The main use of this would be to use Riving Strike and immediately follow it up with a Quickened spell to take advantage of the lowered saves, which is a fun trick, but it takes 3 feats and Maguses can do it better. We’d probably be better off not Quickening the spell or attacking and using that swift action to add 2 to the DC with Rage Casting instead, or just waiting until the following round to take advantage of the save penalty</text:p>
            </text:list-item>
          </text:list>
        </text:list-item>
        <text:list-item>
          <text:p text:style-name="P5"><text:span text:style-name="T4">Burning Amplification</text:span>: An excellent damage buff to our fire spells that costs very little. Note that for it to work the target only needs to take fire damage, so even if they successfully save for half they still ignite (this applies to all of the Amplification feats). If we’re building around Flumefire Rage, this is a no-brainer</text:p>
        </text:list-item>
        <text:list-item>
          <text:p text:style-name="P5"><text:span text:style-name="T5">Chilling Amplification</text:span>: This has its uses if we’re focusing on cold spells (probably to abuse Rime Spell), but it’s not amazing</text:p>
        </text:list-item>
        <text:list-item>
          <text:p text:style-name="P5"><text:span text:style-name="T4">Combat Casting</text:span>: If we’re going into melee range to cast our spells often, this can save us plenty of actions and plenty of precious spell slots. If we’re going to always be raging while casting, though, Raging Concentration is numerically just as good or better</text:p>
          <text:list>
            <text:list-item>
              <text:p text:style-name="P8"><text:span text:style-name="T5">Acrobatic Spellcaster</text:span>: This would be pretty good if we didn’t have to take Skill Focus to qualify</text:p>
            </text:list-item>
          </text:list>
        </text:list-item>
        <text:list-item>
          <text:p text:style-name="P5"><text:span text:style-name="T4">Distant Spell Link</text:span>: If we have a bloodline familiar, this drastically increases its utility. Better for buffing teammates than debuffing enemies, since getting a familiar close enough to the bad guys to touch them is a great way to get that familiar killed if we’re not careful</text:p>
        </text:list-item>
        <text:list-item>
          <text:p text:style-name="P5"><text:span text:style-name="T5">Elemental Focus</text:span>: This will mostly apply to evocation spells, so Spell Focus (evocation) will do more for us. We also need to take Spell Focus anyway to qualify for Bloatmage. If somehow our blasting DCs still aren’t high enough after Spell Focus, Greater Spell Focus, Rage Casting, and metamagic, this is yet another way to buff them up</text:p>
          <text:list>
            <text:list-item>
              <text:p text:style-name="P8"><text:span text:style-name="T5">Greater Elemental Focus</text:span>: It’s like Elemental Focus, but again!</text:p>
            </text:list-item>
          </text:list>
        </text:list-item>
        <text:list-item>
          <text:p text:style-name="P5"><text:span text:style-name="T4">Expanded Arcana</text:span>: If we need more spells known, this is how we get them (this or pages of spell knowledge). Bloodrager ends up with more spells known for each of the levels it gets than Sorcerer, but we also don’t have the option of a new spell known per level as a FCB like Sorc does. Enlightened Bloatragers can take this in place of a bonus feat</text:p>
        </text:list-item>
        <text:list-item>
          <text:p text:style-name="P5"><text:span text:style-name="T5">Extra </text:span><text:span text:style-name="T7">Cantrips</text:span>: Even with both the Wizard and Druid lists to pick from, we’ll probably be getting all the cantrips we want without having to take this. Unenlightened Bloatragers don’t qualify</text:p>
        </text:list-item>
        <text:list-item>
          <text:p text:style-name="P5"><text:span text:style-name="T3">Extra Rage</text:span>: This gives us 3 extra spell levels of meta-rage. Since Bloatmage levels won’t give us more bloodrage rounds, we may need to take this a couple times to keep up</text:p>
        </text:list-item>
        <text:list-item>
          <text:p text:style-name="P5"><text:span text:style-name="T4">Fey Spel</text:span><text:span text:style-name="T7">l Lore</text:span>: For Enlightened Bloatragers, this gives us access to Lesser Confusion, Invisibility, and Charm Person - all very solid spells that we couldn’t normally take. Unenlightened Bloatragers don’t qualify</text:p>
        </text:list-item>
        <text:list-item>
          <text:p text:style-name="P5"><text:span text:style-name="T5">Fire God’s Blessing</text:span>: 1 HP each round isn’t really worth writing home about. It’s not worth playing a half-orc for either</text:p>
        </text:list-item>
        <text:list-item>
          <text:p text:style-name="P5"><text:soft-page-break/><text:span text:style-name="T3">Flumefire </text:span><text:span text:style-name="T5">Rage</text:span>: A very good damage buff, and with advantage on the roll we’re not likely to fail that Fort save. This is yellow if we’re not planning on being in a rage while we cast</text:p>
        </text:list-item>
        <text:list-item>
          <text:p text:style-name="P5"><text:span text:style-name="T6">Force Dash</text:span>: Cheetah’s Sprint is a first-level swift action spell that increases our land speed vastly more and functions in most of the situations we’d use this in. The edge cases aren’t worth taking this feat for</text:p>
        </text:list-item>
        <text:list-item>
          <text:p text:style-name="P5"><text:span text:style-name="T5">Lunging Spell Touch</text:span>: This lets us cast touch spells without getting <text:span text:style-name="T11">all</text:span> the way in someone’s face. If that’s the plan, this makes it a bit safer - though it’s easier to just get Reach Spell and cast touch spells at range instead</text:p>
        </text:list-item>
        <text:list-item>
          <text:p text:style-name="P5"><text:span text:style-name="T3">Magic Trick (Fireball)</text:span>: Specifically Concentrated Fire, which can turn Fireball into a very effective single-target damage spell and costs us nothing to use. Remember that each extra d6 is actually a d6+3 if we have blood havoc and Flumefire Rage. The other options can come in handy too, since we get them as a package deal</text:p>
        </text:list-item>
        <text:list-item>
          <text:p text:style-name="P5"><text:span text:style-name="T5">Nameless One</text:span>: Another bonus feat available to Enlightened Bloodrager, though I don’t know why - maybe the implication is the Bloodrager is leaving their old, wild identity behind after learning to control themself at the Magaambya? Anyway, this is mostly a roleplay feat, but it is a really cool one. It’s hard to rate from a mechanical standpoint - if it seems like it’d be fun for story or flavor, go for it, but don’t expect it to do a ton for the build</text:p>
        </text:list-item>
        <text:list-item>
          <text:p text:style-name="P5"><text:span text:style-name="T3">Rage Casting</text:span>: I already extolled the benefits of this feat above, so I don’t need to go into it again. This is what allows our DCs to keep up with and sometimes even exceed other spellcasters’. Not taking it would seriously hinder the build</text:p>
        </text:list-item>
        <text:list-item>
          <text:p text:style-name="P5"><text:span text:style-name="T6">Raging Absorption</text:span>: Consider how many bloodrage rounds this would replenish per day on average. If the answer is less than 6, take Extra Rage instead. This has so many qualifiers it’s absurd: must be a damaging arcane spell, must succeed at the save, the save must avoid all of the spell’s damage (very few spells work that way unless we own a ring of evasion), and even then the rounds we get back are only equal to half the spell’s level. It’s just not going to be better than a flat +6 per day except in very rare circumstances</text:p>
        </text:list-item>
        <text:list-item>
          <text:p text:style-name="P5"><text:span text:style-name="T4">Raging </text:span><text:span text:style-name="T5">Concentration</text:span>: If we’re always bloodraging while casting, this is as good as Combat Casting if not better. It also applies to all concentration checks, not just while casting defensively or grappled. Less good if we took Urban Bloodrager since bloodrage won’t always give a Con bonus</text:p>
        </text:list-item>
        <text:list-item>
          <text:p text:style-name="P5"><text:span text:style-name="T4">Raging Vitality</text:span>: If we’re always bloodraging while casting, this is as good as Toughness if not better. A Con increase does a bit more than a flat HP increase (namely Fort saves), and the ability to maintain rage while unconscious can and will save our ass from Suddenly Dead Syndrome. Verdant Bloatragers will want this even more, since maintaining rage while dropped gives a chance to fast-healing our way back into the fight</text:p>
        </text:list-item>
        <text:list-item>
          <text:p text:style-name="P5"><text:span text:style-name="T5">Runic Charge</text:span>: This requires two free hands, meaning we’ll be stuck in melee range with no weapon drawn and no ability to make attacks of opportunity until the following round. The bonus isn’t stellar anyway, and Spell Penetration will do better</text:p>
        </text:list-item>
        <text:list-item>
          <text:p text:style-name="P5"><text:span text:style-name="T4">Scale and Skin</text:span>: This is a nice bonus to our survivability if we often self-buff or are buffed by others, such as with haste. Notice that the <text:span text:style-name="T11">bonus</text:span> to natural armor increases <text:span text:style-name="T11">by</text:span> 2 if the CL is above 10, meaning that the natural armor provided by this feat increases to 3</text:p>
        </text:list-item>
        <text:list-item>
          <text:p text:style-name="P5"><text:span text:style-name="T4">Shade of t</text:span><text:span text:style-name="T7">he Uskwood (Shadow Druid)</text:span>: Enlightened Bloatragers can take this, since it doesn’t actually require that we be a druid, just that we cast from the druid spell list. This gives access to many very nice spells that we wouldn’t have otherwise, but the complete inability to cast fire spells ever hurts deeply if we intended to do any amount of blasting. Also, the requirement to be neutral evil hurts deeply if we intended to not be evil. Unenlightened Bloatragers don’t qualify</text:p>
        </text:list-item>
        <text:list-item>
          <text:p text:style-name="P5"><text:span text:style-name="T5">Shocking Amplification</text:span>: Fatigued isn’t too hefty a debuff unless the target is in a rage, but using this is effectively free, so if we’re already doing a bunch of electricity damage it’s not the worst choice we could make</text:p>
        </text:list-item>
        <text:list-item>
          <text:p text:style-name="P5"><text:span text:style-name="T7">Sorcerous </text:span><text:span text:style-name="T5">Bloodstrike</text:span>: This feat was written before the Bloodrager class existed so it doesn’t explicitly support Bloodrager, but it’s a reasonable DM call to let us take it anyway. If we have the Hag bloodline, this can give us another use of evil eye once per day, which… isn’t that great. Maybe we shouldn’t bother the DM about this one, actually</text:p>
        </text:list-item>
        <text:list-item>
          <text:p text:style-name="P5"><text:span text:style-name="T4">Spontaneous Metafocus</text:span>: We’ll be using lots of metamagic and we’ll probably have a small pool of favorite spells, so this is a good way to retain mobility while blasting if that’s a big concern. Best taken either on spells with very short (or no) range, or AoE spells that emanate from our square like burning hands, fire breath, or dragon’s breath</text:p>
        </text:list-item>
        <text:list-item>
          <text:p text:style-name="P5"><text:span text:style-name="T3">Minor Spell Expertise</text:span>: An excellent way to compensate for our small number of spell slots once we qualify for it at level 13. Since this is a SLA none of our tricks (meta-rage, Rage Casting, etc) will apply to it, so choose a spell that won’t rely as much on metamagic or DC, like a buff. Good enough to take multiple times</text:p>
          <text:list>
            <text:list-item>
              <text:p text:style-name="P8"><text:span text:style-name="T7">Major Spell Expertise</text:span>: We’ll never be able to cast 9th-level spells, so we sadly can’t use this</text:p>
            </text:list-item>
          </text:list>
        </text:list-item>
        <text:list-item>
          <text:p text:style-name="P5"><text:span text:style-name="T3">Spell </text:span><text:span text:style-name="T4">Focus</text:span>: We’ll need to take this at least once to qualify for Bloatmage - remember that whatever school we pick with this will also be the one that gets +1 caster level from Bloatmage Initiate. Evocation is the school that benefits most from both +1 DC and +1 CL. Taking it multiple times for multiple schools is green - not the best possible use of our feats, but helpful</text:p>
          <text:list>
            <text:list-item>
              <text:p text:style-name="P8"><text:span text:style-name="T3">Bloatmage Initiate</text:span>: It’s hard to give feats ratings when they’re required for the build. Anyway, +1 CL to a whole school isn’t bad at all. How soon we want to take this depends on how much we’ll be casting vs. melee fighting - those who want to move around a lot to smack monsters with a stick may decide to save it until level 9 to put off the movement penalty, and those who want to hang back and rain down fire from a distance can take it sooner to get that caster level increase</text:p>
            </text:list-item>
            <text:list-item>
              <text:p text:style-name="P8"><text:span text:style-name="T4">Greater Spell Focus</text:span>: Boosting spell DC even further is helpful, but if we initially took evocation remember that most evocation saves are just for half damage, so it’s not as necessary as for schools like transmutation or enchantment that are more often save-or-suck</text:p>
            </text:list-item>
          </text:list>
        </text:list-item>
        <text:list-item>
          <text:p text:style-name="P5"><text:span text:style-name="T4">Spell Penetration</text:span>: A reliable classic for when the DM starts throwing spell resistance at us. Won’t be as necessary if we took the blood piercing mutation, but they stack so it’s still useful</text:p>
          <text:list>
            <text:list-item>
              <text:p text:style-name="P8"><text:soft-page-break/><text:span text:style-name="T4">Greater Spell Penetration</text:span>: It’s like Spell Penetration, but again!</text:p>
            </text:list-item>
          </text:list>
        </text:list-item>
        <text:list-item>
          <text:p text:style-name="P5"><text:span text:style-name="T3">Spell Perfection</text:span>: Doesn’t come online until very late, and that’s only if we’ve been putting points into spellcraft, but boy is it worth it. This lets us choose a spell and basically use meta-rage on it for free all day long. It’s up to the DM whether meta-rage itself counts as increasing a spell’s “total modified level” for the purpose of this feat, because if so we can’t stack them above level 9 - but either way this is 100% worth it. The doubled numerical bonuses applies to Spell Focus, Bloatmage Initiate, and Flumefire Rage, but Rage Casting isn’t a “set” numerical bonus so this doesn’t let us double it, sadly</text:p>
        </text:list-item>
        <text:list-item>
          <text:p text:style-name="P5"><text:span text:style-name="T5">Spell Specialization</text:span>: Our spells won’t keep up with our caster level forever even with blood intensity, so buffing CL too high gives diminishing returns. This isn’t worth bringing what might be our only true dump stat up to 13 in order to qualify</text:p>
          <text:list>
            <text:list-item>
              <text:p text:style-name="P8"><text:span text:style-name="T7">Greater Spellcialization</text:span>: We can’t qualify for this because we never get 5th-level spells, and even if we did this wouldn’t have any effect since we’re not a prepared caster</text:p>
            </text:list-item>
          </text:list>
        </text:list-item>
      </text:list>
      <text:list xml:id="list2338497261" text:style-name="WWNum3">
        <text:list-item>
          <text:p text:style-name="P6"><text:span text:style-name="T4">Toughness</text:span>: Since we’re using up HP for spell DC, in addition to all the other reasons having more HP is good, this is a solid but somewhat boring choice. If we intend to bloodrage often, Raging Vitality is numerically just as good with some side benefits</text:p>
        </text:list-item>
        <text:list-item>
          <text:p text:style-name="P6"><text:span text:style-name="T6">Unfettered Familiar</text:span>: As far as I can tell, this is worse than Distant Spell Link in every way</text:p>
        </text:list-item>
      </text:list>
      <text:p text:style-name="Standard"/>
      <text:p text:style-name="Standard"/>
      <text:p text:style-name="Heading_20_3"><text:bookmark text:name="_6iwzdgwbux3w"/>Metamagic Feats</text:p>
      <text:p text:style-name="Standard"/>
      <text:p text:style-name="Standard">A sizeable selection of effective metamagic is essential for this build, since being able to use metamagic without increasing spell level is what makes up for us not having higher-level slots. I won’t be covering every metamagic feat in the game because there are other guides that do that better than I could - just standout examples and those that have different considerations for Bloatragers</text:p>
      <text:p text:style-name="Standard"/>
      <text:p text:style-name="Standard">Remember that most metamagic feats have no prerequisites, so we can take them even before we have spells to prepare for getting meta-rage at level 5. Metamagic Rager also allows us to replace our bloodline bonus feats with metamagic feats, which we’ll be doing often if not always</text:p>
      <text:p text:style-name="Standard"/>
      <text:list xml:id="list2034593107" text:style-name="WWNum2">
        <text:list-item>
          <text:p text:style-name="P7"><text:span text:style-name="T6">Bouncing Spell</text:span>: This uses up both the swift action that we could’ve used to make the spell more likely to work the first time with Rage Casting and the spell levels we could’ve used to make it more likely to work with Heighten, Persistent, or Piercing Spell, and it requires us to call our missed shot beforehand with no effect if it succeeds. Don’t bet on failure. If we’re that certain that the spell’s going to fail, we can just target the enemy this would’ve bounced to instead</text:p>
        </text:list-item>
        <text:list-item>
          <text:p text:style-name="P7"><text:span text:style-name="T6">Burning Spell</text:span>: For us, this is a maximum of 8 extra damage, which is nowhere near the best we can do with 2 spell levels</text:p>
        </text:list-item>
        <text:list-item>
          <text:p text:style-name="P7"><text:span text:style-name="T3">Dazing Spell</text:span>: On an AoE attack like Fireball this is absolutely nasty. Use it as an opening volley and suddenly half of the enemies are out of commission for half of the combat. Make sure to buff the save as much as possible with Rage Casting</text:p>
        </text:list-item>
        <text:list-item>
          <text:p text:style-name="P7"><text:span text:style-name="T3">Echoing Spell</text:span>: An excellent way to stretch our tiny number of spell slots. If it feels like we’re settling into a very long combat or series of combats, or if we’re fighting a huge onslaught of relatively weak enemies, we can put Echoing on all of our spells until we run out of bloodrage and last much much longer</text:p>
        </text:list-item>
        <text:list-item>
          <text:p text:style-name="P7"><text:span text:style-name="T3">Empower Spell</text:span>: If we’re using Flumefire Rage and blood havoc to add +3 to each damage die, Empower will do more damage on average than Maximize</text:p>
        </text:list-item>
        <text:list-item>
          <text:p text:style-name="P7"><text:span text:style-name="T6">Enlarge Spell</text:span>: Strictly worse than Reach Spell except in the extremely rare case where we need a long range spell to hit beyond long range</text:p>
        </text:list-item>
        <text:list-item>
          <text:p text:style-name="P7"><text:span text:style-name="T3">Heighten Spell</text:span>: Since Heighten actually increases a spell’s level for all purposes, we can Heighten a spell to level 9 then use Rage Casting to add another +9 to its DC. That brings the total DC to 28+Charisma+any other bonuses we have. That’s completely absurd, especially for how early we can do it</text:p>
        </text:list-item>
        <text:list-item>
          <text:p text:style-name="P7"><text:soft-page-break/><text:span text:style-name="T4">Intensified </text:span><text:span text:style-name="T5">Spell</text:span>: Our spells won’t keep up with our caster level for very long, so this helps keep them going. If we have the blood intensity mutation, this doesn’t stack with that, so it’s less important to take (though still nice to have once we run out of daily uses for blood intensity)</text:p>
        </text:list-item>
        <text:list-item>
          <text:p text:style-name="P7"><text:span text:style-name="T3">Maximize Spell</text:span>: The classic. I don’t need to explain that Maximize is good, we all know it’s good. Though if we’re getting fixed added damage from each die, like with Flumefire Rage and blood havoc, Empower may do more damage on average than Maximize</text:p>
        </text:list-item>
        <text:list-item>
          <text:p text:style-name="P7"><text:span text:style-name="T3">Persistent Spell</text:span>: Persistent is better than using the same 2 spell levels to Heighten, even with Rage Casting. Disadvantage is roughly mathematically equivalent to a -5, but there’s more nuance than that because it also almost doubles the chances of a crit fail and reduces the chance of a crit success to about 0.2% (<text:a xlink:type="simple" xlink:href="https://statmodeling.stat.columbia.edu/2014/07/12/dnd-5e-advantage-disadvantage-probability/" text:style-name="ListLabel_20_28" text:visited-style-name="ListLabel_20_28"><text:span text:style-name="T8">source</text:span></text:a>). Even if we’re throwing out DC 60 spells, that doesn’t matter if the enemy rolls a nat 20 - this makes that extremely unlikely</text:p>
        </text:list-item>
        <text:list-item>
          <text:p text:style-name="P7"><text:span text:style-name="T4">Piercing Spell</text:span>: It’s cheap, and if we’re getting shut down by spell resistance often this can be a lifesaver</text:p>
        </text:list-item>
        <text:list-item>
          <text:p text:style-name="P7"><text:span text:style-name="T3">Quicken Spell</text:span>: Very few other casters can Quicken spells at level 5 like we can. Using our swift action to cast does mean we can’t use Rage Casting on either spell, but casting two spells in a round is so very much worth it</text:p>
        </text:list-item>
        <text:list-item>
          <text:p text:style-name="P7"><text:span text:style-name="T3">Reach Spell</text:span>: A huge range increase and the ability to cast touch spells at a distance, all at very little cost</text:p>
        </text:list-item>
        <text:list-item>
          <text:p text:style-name="P7"><text:span text:style-name="T4">Rime Spell</text:span>: Entangled can be a nasty debuff, so throwing it in with another spell for only 1 spell level can be pretty effective. And this doesn’t require a failed save, only that it does any amount of cold damage. This is the one big reason to use cold spells, but that’s weighed against the many many reasons to use fire spells instead…</text:p>
        </text:list-item>
        <text:list-item>
          <text:p text:style-name="P7"><text:span text:style-name="T5">Selective Spell</text:span>: In most cases we can just aim around our allies, but this can come in handy in a pinch</text:p>
        </text:list-item>
        <text:list-item>
          <text:p text:style-name="P7"><text:span text:style-name="T5">Sickening Spell</text:span>: Sickened is a pretty good debuff, but it only takes 1 more spell level to daze them instead and force them to lose entire turns. And for us, spell levels are cheap</text:p>
        </text:list-item>
        <text:list-item>
          <text:p text:style-name="P7"><text:span text:style-name="T4">Widen Spell</text:span>: The main appeal of this is combining it with the Concentrated Fire trick from Magic Trick (Fireball) for ridiculous damage, but it can definitely be useful in other circumstances too</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fmxe2dxb95nq"/>Example Characters</text:p>
      <text:p text:style-name="Standard"/>
      <text:p text:style-name="Heading_20_3"><text:bookmark text:name="_5lyuanf0b4z1"/>Kestrel (Flumefire build)</text:p>
      <text:p text:style-name="Standard"/>
      <text:p text:style-name="Standard">Race: Human</text:p>
      <text:p text:style-name="Standard">Abilities (20-point buy): Str 16, Dex 10, Con 16, Int 7, Wis 9, Cha 16</text:p>
      <text:p text:style-name="Standard">Class: Metamagic Rager/Bloatmage</text:p>
      <text:p text:style-name="Standard">Bloodline: Verdant</text:p>
      <text:p text:style-name="Standard">Notable gear: +1 spell storing furious battleaxe, belt of physical might (Con and Str)</text:p>
      <text:p text:style-name="Standard"/>
      <text:p text:style-name="Standard"><text:span text:style-name="T11">Once a normal mundane man, Kestrel was out gathering firewood when he found himself trapped by an encroaching forest fire. As the smoke filled his lungs and the flames licked his skin, Kestrel collapsed from his injuries, sinking into the mire. But the druidic spirits of the forest must have taken pity on him, because as he lay dying, roots and vines feasting on the ashes of their scorched forefathers crept into his wounds and stitched his body back together</text:span></text:p>
      <text:p text:style-name="P4"><text:soft-page-break/></text:p>
      <text:p text:style-name="Standard"><text:span text:style-name="T11">When Kestrel awoke, his charred skin was fused with tendrils of living plant life. Within him was both the destructive and regenerative powers of a wildfire, the roots repairing his body even as they were singed and burnt away by the heat of his flame magic. As the woody vines incorporate more deeply into his flesh, they begin to bulge with a magic-infused sap that fuels his spellcasting, though their growing stiffness interferes with his movement</text:span></text:p>
      <text:p text:style-name="Standard"/>
      <text:p text:style-name="Standard">1 (Bloodrager): Power Attack, Raging Vitality (human bonus), bloodrage, verdant growth</text:p>
      <text:p text:style-name="Standard">2 (Bloodrager): uncanny dodge</text:p>
      <text:p text:style-name="Standard">3 (Bloodrager): Flumefire Rage, blood sanctuary</text:p>
      <text:p text:style-name="Standard">4 (Bloodrager): spells, blood havoc</text:p>
      <text:p text:style-name="Standard">5 (Bloodrager): Rage Casting, meta-rage</text:p>
      <text:p text:style-name="Standard">6 (Bloodrager): Empower Spell (bloodline bonus)</text:p>
      <text:p text:style-name="Standard">7 (Bloodrager): Spell Focus (evocation), damage reduction</text:p>
      <text:p text:style-name="Standard">8 (Bloodrager): blood intensity</text:p>
      <text:p text:style-name="Standard">9 (Bloodrager): Bloatmage Initiate, Quicken Spell (bloodline bonus)</text:p>
      <text:p text:style-name="Standard">10 (Bloodrager): 3rd-level spells</text:p>
      <text:p text:style-name="Standard">11 (Bloatmage): Burning Amplification, blood pool, blood surge 1d4 1/day</text:p>
      <text:p text:style-name="Standard">12 (Bloatmage): nothing of note</text:p>
      <text:p text:style-name="Standard">13 (Bloatmage): Widen Spell, corpulence</text:p>
      <text:p text:style-name="Standard">14 (Bloatmage): blood surge 1d8 2/day</text:p>
      <text:p text:style-name="Standard">15 (Bloodrager): Spell Perfection (Fireball), greater bloodrage</text:p>
      <text:p text:style-name="Standard">16 (Bloodrager): Dazing Spell (bloodline bonus), verdant call</text:p>
      <text:p text:style-name="Standard">17 (Bloatmage): Magic Trick (Fireball)</text:p>
      <text:p text:style-name="Standard">18 (Bloatmage): nothing of note</text:p>
      <text:p text:style-name="Standard"><text:soft-page-break/>19 (Bloatmage): Extra Rage, corpulence</text:p>
      <text:p text:style-name="Standard">20 (Bloatmage): blood surge 1d12 3/day</text:p>
      <text:p text:style-name="Standard"/>
      <text:p text:style-name="Heading_20_3"><text:bookmark text:name="_d8br70uaqqlp"/>Cassilda (Enlightened build)</text:p>
      <text:p text:style-name="Standard"/>
      <text:p text:style-name="Standard">Race: Half-elf (kindred-raised racial trait)</text:p>
      <text:p text:style-name="Standard">Abilities (20-point buy): Str 7, Dex 14, Con 14, Int 8, Wis 12, Cha 20</text:p>
      <text:p text:style-name="Standard">Class: Enlightened Bloodrager + Metamagic Rager/Bloatmage</text:p>
      <text:p text:style-name="Standard">Bloodline: Hag</text:p>
      <text:p text:style-name="Standard">Notable gear: ring(s) of spell storing, headband of alluring charisma</text:p>
      <text:p text:style-name="Standard"/>
      <text:p text:style-name="Standard"><text:span text:style-name="T11">Cassilda was raised on tales of her wicked great-grandmother and the terrible power lying dormant in her family’s blood, and warnings never to attempt magic lest she succumb to the tantalizing, maddening appeal of her bloodline. She didn’t listen</text:span></text:p>
      <text:p text:style-name="P4"/>
      <text:p text:style-name="Standard"><text:span text:style-name="T11">She thought it would be harmless to learn just a few cantrips to make life a little easier. No one ever went mad with the power of cantrips, right? But soon she found that, with just a little effort, she could charm others into doing things they wouldn’t normally do, and couldn’t resist the temptation to use this trick to her advantage every now and then. As Cassilda’s magic grew stronger, her great-grandmother, a night hag, began appearing in her dreams and teaching how to further increase the potency of her enchantments and curses through gruesome techniques of self-mutilation. Eventually she learns how to fully unlock the magic that surges through her veins with the secrets of hemotheurgy, and soon enough entire kingdoms are bending to her will as she manipulates rulers’ minds from the shadows</text:span></text:p>
      <text:p text:style-name="Standard"/>
      <text:p text:style-name="Standard">1 (Bloodrager): Spell Focus (enchantment), bloodrage, cantrips</text:p>
      <text:p text:style-name="Standard">2 (Bloodrager): uncanny dodge</text:p>
      <text:p text:style-name="Standard">3 (Bloodrager): Heighten Spell, blood sanctuary</text:p>
      <text:p text:style-name="Standard">4 (Bloodrager): spells</text:p>
      <text:p text:style-name="Standard">5 (Bloodrager): Rage Casting, meta-rage</text:p>
      <text:p text:style-name="Standard">6 (Bloodrager): Persistent Spell (bloodline bonus)</text:p>
      <text:p text:style-name="Standard"><text:soft-page-break/>7 (Bloodrager): Reach Spell</text:p>
      <text:p text:style-name="Standard">8 (Bloodrager): evil eye</text:p>
      <text:p text:style-name="Standard">9 (Bloodrager): Bloatmage Initiate, Nameless One (bloodline bonus)</text:p>
      <text:p text:style-name="Standard">10 (Bloodrager): 3rd-level spells</text:p>
      <text:p text:style-name="Standard">11 (Bloatmage): Echoing Spell, blood pool, blood surge 1d4 1/day</text:p>
      <text:p text:style-name="Standard">12 (Bloatmage): nothing of note</text:p>
      <text:p text:style-name="Standard">13 (Bloatmage): Minor Spell Expertise (Cure Light Wounds), corpulence</text:p>
      <text:p text:style-name="Standard">14 (Bloatmage): blood surge 1d8 2/day</text:p>
      <text:p text:style-name="Standard">15 (Bloatmage): Shade of the Woodlands</text:p>
      <text:p text:style-name="Standard">16 (Bloatmage): nothing of note</text:p>
      <text:p text:style-name="Standard">17 (Bloatmage): Minor Spell Expertise (Stone Shield), corpulence</text:p>
      <text:p text:style-name="Standard">18 (Bloatmage): blood surge 1d12 3/day</text:p>
      <text:p text:style-name="Standard">19 (Bloodrager): Extra Rage, greater bloodrage</text:p>
      <text:p text:style-name="Standard">20 (Bloodrager): Expanded Arcana (bloodline bonus), hag fortit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text-align="center" style:justify-single-word="false" fo:keep-together="always" fo:keep-with-next="always"/>
      <style:text-properties fo:font-size="25pt" fo:font-weight="bold" style:font-size-asian="25pt" style:font-weight-asian="bold" style:font-size-complex="25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text-underline-style="solid" style:text-underline-width="auto" style:text-underline-color="font-color"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67" meta:word-count="6133" meta:character-count="34536" meta:non-whitespace-character-count="28631"/>
    <meta:generator>LibreOfficeDev/6.0.5.2$Linux_X86_64 LibreOffice_project/</meta:generator>
  </office:meta>
</office:document-meta>
</file>